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olumn3" style:family="table-column">
      <style:table-column-properties style:column-width="3.3465in" style:use-optimal-column-width="false"/>
    </style:style>
    <style:style style:name="TableColumn4" style:family="table-column">
      <style:table-column-properties style:column-width="3.3465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text-align="center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" style:family="table-column">
      <style:table-column-properties style:column-width="3.3465in" style:use-optimal-column-width="false"/>
    </style:style>
    <style:style style:name="TableColumn15" style:family="table-column">
      <style:table-column-properties style:column-width="3.3465in" style:use-optimal-column-width="false"/>
    </style:style>
    <style:style style:name="Table13" style:family="table">
      <style:table-properties style:width="6.693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ableCell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5" style:family="table-column">
      <style:table-column-properties style:column-width="3.3465in" style:use-optimal-column-width="false"/>
    </style:style>
    <style:style style:name="TableColumn26" style:family="table-column">
      <style:table-column-properties style:column-width="3.3465in" style:use-optimal-column-width="false"/>
    </style:style>
    <style:style style:name="Table24" style:family="table">
      <style:table-properties style:width="6.693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</style:style>
    <style:style style:name="TableCell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6" style:family="table-column">
      <style:table-column-properties style:column-width="3.3465in" style:use-optimal-column-width="false"/>
    </style:style>
    <style:style style:name="TableColumn37" style:family="table-column">
      <style:table-column-properties style:column-width="3.3465in" style:use-optimal-column-width="false"/>
    </style:style>
    <style:style style:name="Table35" style:family="table">
      <style:table-properties style:width="6.693in" fo:margin-left="0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</style:style>
    <style:style style:name="TableCell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7" style:family="table-column">
      <style:table-column-properties style:column-width="3.3465in" style:use-optimal-column-width="false"/>
    </style:style>
    <style:style style:name="TableColumn48" style:family="table-column">
      <style:table-column-properties style:column-width="3.3465in" style:use-optimal-column-width="false"/>
    </style:style>
    <style:style style:name="Table46" style:family="table">
      <style:table-properties style:width="6.693in" fo:margin-left="0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</style:style>
    <style:style style:name="TableCell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LOTES DE PRUEBA</text:p>
      <text:p text:style-name="Standard"/>
      <text:p text:style-name="Standard">00_casoGuia</text:p>
      <text:p text:style-name="Standard"/>
      <text:p text:style-name="Standard"><text:tab/>- Descripción: Busco el error donde</text:p>
      <text:p text:style-name="Standard"/>
      <text:p text:style-name="Standard">PROGRAMA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IN</text:p>
          </table:table-cell>
          <table:table-cell table:style-name="TableCell8">
            <text:p text:style-name="P9">OUT (Esperado)</text:p>
          </table:table-cell>
        </table:table-row>
        <table:table-row table:style-name="TableRow10">
          <table:table-cell table:style-name="TableCell11">
            <text:p text:style-name="TableContents">4</text:p>
            <text:p text:style-name="TableContents">3</text:p>
            <text:p text:style-name="TableContents">2</text:p>
            <text:p text:style-name="TableContents">1</text:p>
            <text:p text:style-name="TableContents">4</text:p>
            <text:p text:style-name="TableContents">2</text:p>
            <text:p text:style-name="TableContents">3</text:p>
            <text:p text:style-name="TableContents">1</text:p>
            <text:p text:style-name="TableContents">2</text:p>
          </table:table-cell>
          <table:table-cell table:style-name="TableCell12">
            <text:p text:style-name="TableContents">4 2</text:p>
            <text:p text:style-name="TableContents">3 2</text:p>
            <text:p text:style-name="TableContents">1 4</text:p>
          </table:table-cell>
        </table:table-row>
      </table:table>
      <text:p text:style-name="Standard"/>
      <text:p text:style-name="Standard"/>
      <text:p text:style-name="Standard">01_limiteInferior</text:p>
      <text:p text:style-name="Standard"><text:tab/>Descripción:</text:p>
      <text:p text:style-name="Standard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IN</text:p>
          </table:table-cell>
          <table:table-cell table:style-name="TableCell19">
            <text:p text:style-name="P20">OUT (Esperado)</text:p>
          </table:table-cell>
        </table:table-row>
        <table:table-row table:style-name="TableRow21">
          <table:table-cell table:style-name="TableCell22">
            <text:p text:style-name="TableContents">1</text:p>
            <text:p text:style-name="TableContents">1</text:p>
            <text:p text:style-name="TableContents">1</text:p>
            <text:p text:style-name="TableContents">1</text:p>
            <text:p text:style-name="TableContents">0</text:p>
          </table:table-cell>
          <table:table-cell table:style-name="TableCell23">
            <text:p text:style-name="TableContents">1 1</text:p>
            <text:p text:style-name="TableContents">1 1</text:p>
          </table:table-cell>
        </table:table-row>
      </table:table>
      <text:p text:style-name="Standard"/>
      <text:p text:style-name="Standard">02_limiteSuperior</text:p>
      <text:p text:style-name="Standard"><text:tab/>Descripción:</text:p>
      <text:p text:style-name="Standard"/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IN</text:p>
          </table:table-cell>
          <table:table-cell table:style-name="TableCell30">
            <text:p text:style-name="P31">OUT (Esperado)</text:p>
          </table:table-cell>
        </table:table-row>
        <table:table-row table:style-name="TableRow32">
          <table:table-cell table:style-name="TableCell33">
            <text:p text:style-name="TableContents">2000000</text:p>
            <text:p text:style-name="TableContents">2000000</text:p>
            <text:p text:style-name="TableContents">…</text:p>
            <text:p text:style-name="TableContents">1</text:p>
            <text:p text:style-name="TableContents">1000000</text:p>
            <text:p text:style-name="TableContents">1</text:p>
            <text:p text:style-name="TableContents">1000000</text:p>
            <text:p text:style-name="TableContents">5000000</text:p>
          </table:table-cell>
          <table:table-cell table:style-name="TableCell34">
            <text:p text:style-name="TableContents">2000000 1000000</text:p>
            <text:p text:style-name="TableContents">1 2000000</text:p>
            <text:p text:style-name="TableContents">…</text:p>
            <text:p text:style-name="TableContents">1000000 100000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03_igualParticipantesQueCartas</text:p>
      <text:p text:style-name="Standard"><text:tab/>Descripción:</text:p>
      <text:p text:style-name="Standard"/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IN</text:p>
          </table:table-cell>
          <table:table-cell table:style-name="TableCell41">
            <text:p text:style-name="P42">OUT (Esperado)</text:p>
          </table:table-cell>
        </table:table-row>
        <table:table-row table:style-name="TableRow43">
          <table:table-cell table:style-name="TableCell44">
            <text:p text:style-name="TableContents">10</text:p>
            <text:p text:style-name="TableContents">5</text:p>
            <text:p text:style-name="TableContents">4</text:p>
            <text:p text:style-name="TableContents">3</text:p>
            <text:p text:style-name="TableContents">2</text:p>
            <text:p text:style-name="TableContents">1</text:p>
            <text:p text:style-name="TableContents">10</text:p>
            <text:p text:style-name="TableContents">9</text:p>
            <text:p text:style-name="TableContents">8</text:p>
            <text:p text:style-name="TableContents">7</text:p>
            <text:p text:style-name="TableContents">6</text:p>
            <text:p text:style-name="TableContents">10</text:p>
            <text:p text:style-name="TableContents">1</text:p>
            <text:p text:style-name="TableContents">2</text:p>
            <text:p text:style-name="TableContents">3</text:p>
            <text:p text:style-name="TableContents">4</text:p>
            <text:p text:style-name="TableContents">5</text:p>
            <text:p text:style-name="TableContents">6</text:p>
            <text:p text:style-name="TableContents">7</text:p>
            <text:p text:style-name="TableContents">8</text:p>
            <text:p text:style-name="TableContents">9</text:p>
            <text:p text:style-name="TableContents">10</text:p>
            <text:p text:style-name="TableContents">10</text:p>
          </table:table-cell>
          <table:table-cell table:style-name="TableCell45">
            <text:p text:style-name="TableContents">10 10</text:p>
            <text:p text:style-name="TableContents">1 6</text:p>
            <text:p text:style-name="TableContents">2 7</text:p>
            <text:p text:style-name="TableContents">3 8</text:p>
            <text:p text:style-name="TableContents">4 9</text:p>
            <text:p text:style-name="TableContents">5 10</text:p>
            <text:p text:style-name="TableContents">6 1</text:p>
            <text:p text:style-name="TableContents">7 2</text:p>
            <text:p text:style-name="TableContents">8 3</text:p>
            <text:p text:style-name="TableContents">9 4</text:p>
            <text:p text:style-name="TableContents">10 5</text:p>
          </table:table-cell>
        </table:table-row>
      </table:table>
      <text:p text:style-name="Standard"/>
      <text:p text:style-name="Standard">04_ordenMaligno</text:p>
      <text:p text:style-name="Standard"><text:tab/>Descripción:</text:p>
      <text:p text:style-name="Standard"/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IN</text:p>
          </table:table-cell>
          <table:table-cell table:style-name="TableCell52">
            <text:p text:style-name="P53">OUT (Esperado)</text:p>
          </table:table-cell>
        </table:table-row>
        <table:table-row table:style-name="TableRow54">
          <table:table-cell table:style-name="TableCell55">
            <text:p text:style-name="TableContents">10</text:p>
            <text:p text:style-name="TableContents">1</text:p>
            <text:p text:style-name="TableContents">10</text:p>
            <text:p text:style-name="TableContents">2</text:p>
            <text:p text:style-name="TableContents">9</text:p>
            <text:p text:style-name="TableContents">3</text:p>
            <text:p text:style-name="TableContents">8</text:p>
            <text:p text:style-name="TableContents">4</text:p>
            <text:p text:style-name="TableContents">7</text:p>
            <text:p text:style-name="TableContents">5</text:p>
            <text:p text:style-name="TableContents">6</text:p>
            <text:p text:style-name="TableContents">3</text:p>
            <text:p text:style-name="TableContents">1</text:p>
            <text:p text:style-name="TableContents">4</text:p>
            <text:p text:style-name="TableContents">7</text:p>
            <text:p text:style-name="TableContents">2</text:p>
          </table:table-cell>
          <table:table-cell table:style-name="TableCell56">
            <text:p text:style-name="TableContents">10 3</text:p>
            <text:p text:style-name="TableContents">1<text:s/>7</text:p>
            <text:p text:style-name="TableContents">4<text:s/>4</text:p>
            <text:p text:style-name="TableContents">7<text:s/>1</text:p>
            <text:p text:style-name="Table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tin Artime</meta:initial-creator>
    <dc:creator>Martin Artime</dc:creator>
    <meta:creation-date>2016-10-13T13:51:00Z</meta:creation-date>
    <dc:date>2016-10-13T15:18:00Z</dc:date>
    <meta:template xlink:href="Normal" xlink:type="simple"/>
    <meta:editing-cycles>4</meta:editing-cycles>
    <meta:editing-duration>PT5220S</meta:editing-duration>
    <meta:document-statistic meta:page-count="2" meta:paragraph-count="1" meta:word-count="95" meta:character-count="622" meta:row-count="4" meta:non-whitespace-character-count="528"/>
  </office:meta>
</office:document-meta>
</file>